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64 workers, 2 middlewares, 2 client machines, write-only</text:p>
          </table:table-cell>
          <table:table-cell table:style-name="ce2" table:number-columns-repeated="6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60 cli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68 clients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56 client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time</text:p>
          </table:table-cell>
          <table:table-cell office:value-type="float" office:value="5.762" calcext:value-type="float">
            <text:p>5.762</text:p>
          </table:table-cell>
          <table:table-cell table:style-name="ce1" office:value-type="float" office:value="2.66" calcext:value-type="float">
            <text:p>2.66</text:p>
          </table:table-cell>
          <table:table-cell office:value-type="float" office:value="5.4035" calcext:value-type="float">
            <text:p>5.4035</text:p>
          </table:table-cell>
          <table:table-cell table:style-name="ce1" office:value-type="float" office:value="5.26" calcext:value-type="float">
            <text:p>5.26</text:p>
          </table:table-cell>
          <table:table-cell office:value-type="float" office:value="6.8892" calcext:value-type="float">
            <text:p>6.8892</text:p>
          </table:table-cell>
          <table:table-cell table:style-name="ce1" office:value-type="float" office:value="7.68" calcext:value-type="float">
            <text:p>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0346" calcext:value-type="float">
            <text:p>10346</text:p>
          </table:table-cell>
          <table:table-cell table:style-name="ce1" office:value-type="float" office:value="11920.06" calcext:value-type="float">
            <text:p>11920.06</text:p>
          </table:table-cell>
          <table:table-cell office:value-type="float" office:value="17830" calcext:value-type="float">
            <text:p>17830</text:p>
          </table:table-cell>
          <table:table-cell table:style-name="ce1" office:value-type="float" office:value="16863.66" calcext:value-type="float">
            <text:p>16863.66</text:p>
          </table:table-cell>
          <table:table-cell office:value-type="float" office:value="19201" calcext:value-type="float">
            <text:p>19201</text:p>
          </table:table-cell>
          <table:table-cell table:style-name="ce1" office:value-type="float" office:value="18372.19" calcext:value-type="float">
            <text:p>1837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ue size</text:p>
          </table:table-cell>
          <table:table-cell office:value-type="float" office:value="29.8" calcext:value-type="float">
            <text:p>29.8</text:p>
          </table:table-cell>
          <table:table-cell table:style-name="ce1" office:value-type="float" office:value="2.41" calcext:value-type="float">
            <text:p>2.41</text:p>
          </table:table-cell>
          <table:table-cell office:value-type="float" office:value="48.17" calcext:value-type="float">
            <text:p>48.17</text:p>
          </table:table-cell>
          <table:table-cell table:style-name="ce1" office:value-type="float" office:value="6.0359" calcext:value-type="float">
            <text:p>6.0359</text:p>
          </table:table-cell>
          <table:table-cell office:value-type="float" office:value="66.14" calcext:value-type="float">
            <text:p>66.14</text:p>
          </table:table-cell>
          <table:table-cell table:style-name="ce1" office:value-type="float" office:value="17.51" calcext:value-type="float">
            <text:p>17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float" office:value="0.4657" calcext:value-type="float">
            <text:p>0.4657</text:p>
          </table:table-cell>
          <table:table-cell table:style-name="ce1"/>
          <table:table-cell office:value-type="float" office:value="0.803" calcext:value-type="float">
            <text:p>0.803</text:p>
          </table:table-cell>
          <table:table-cell table:style-name="ce1"/>
          <table:table-cell office:value-type="float" office:value="0.864" calcext:value-type="float">
            <text:p>0.86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16 workers, 2 middlewares, 2 client machines, write-only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60 cli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68 clients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56 client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time</text:p>
          </table:table-cell>
          <table:table-cell office:value-type="float" office:value="2.24" calcext:value-type="float">
            <text:p>2.24</text:p>
          </table:table-cell>
          <table:table-cell office:value-type="float" office:value="3.14902356532" calcext:value-type="float">
            <text:p>3.1490235653</text:p>
          </table:table-cell>
          <table:table-cell office:value-type="float" office:value="5.9184" calcext:value-type="float">
            <text:p>5.9184</text:p>
          </table:table-cell>
          <table:table-cell office:value-type="float" office:value="9.97959328076" calcext:value-type="float">
            <text:p>9.9795932808</text:p>
          </table:table-cell>
          <table:table-cell/>
          <table:table-cell office:value-type="float" office:value="16.0573739834" calcext:value-type="float">
            <text:p>16.0573739834</text:p>
          </table:table-cell>
          <table:table-cell/>
          <table:table-cell office:value-type="float" office:value="5.92666666667" calcext:value-type="float">
            <text:p>5.9266666667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table:style-name="Default" office:value-type="float" office:value="10253" calcext:value-type="float">
            <text:p>10253</text:p>
          </table:table-cell>
          <table:table-cell office:value-type="float" office:value="10652.1121314" calcext:value-type="float">
            <text:p>10652.1121314</text:p>
          </table:table-cell>
          <table:table-cell office:value-type="float" office:value="12992" calcext:value-type="float">
            <text:p>12992</text:p>
          </table:table-cell>
          <table:table-cell office:value-type="float" office:value="13043.4942617" calcext:value-type="float">
            <text:p>13043.4942617</text:p>
          </table:table-cell>
          <table:table-cell/>
          <table:table-cell office:value-type="float" office:value="13216.0358396" calcext:value-type="float">
            <text:p>13216.0358396</text:p>
          </table:table-cell>
          <table:table-cell/>
          <table:table-cell office:value-type="float" office:value="13.265" calcext:value-type="float">
            <text:p>13.265</text:p>
          </table:table-cell>
        </table:table-row>
        <table:table-row table:style-name="ro1">
          <table:table-cell office:value-type="string" calcext:value-type="string">
            <text:p>queue size</text:p>
          </table:table-cell>
          <table:table-cell office:value-type="float" office:value="11.48" calcext:value-type="float">
            <text:p>11.48</text:p>
          </table:table-cell>
          <table:table-cell office:value-type="float" office:value="2.89135606869" calcext:value-type="float">
            <text:p>2.8913560687</text:p>
          </table:table-cell>
          <table:table-cell office:value-type="float" office:value="38.446421" calcext:value-type="float">
            <text:p>38.446421</text:p>
          </table:table-cell>
          <table:table-cell office:value-type="float" office:value="51.5035469565" calcext:value-type="float">
            <text:p>51.5035469565</text:p>
          </table:table-cell>
          <table:table-cell/>
          <table:table-cell office:value-type="float" office:value="95.5833877865" calcext:value-type="float">
            <text:p>95.5833877865</text:p>
          </table:table-cell>
          <table:table-cell/>
          <table:table-cell office:value-type="float" office:value="19.3858333333" calcext:value-type="float">
            <text:p>19.3858333333</text:p>
          </table:table-cell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float" office:value="0.708" calcext:value-type="float">
            <text:p>0.708</text:p>
          </table:table-cell>
          <table:table-cell table:style-name="ce1"/>
          <table:table-cell office:value-type="float" office:value="0.89699" calcext:value-type="float">
            <text:p>0.89699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64 workers, 1 middleware, 1 client machine, read-only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10 cli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0 cli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84 client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time</text:p>
          </table:table-cell>
          <table:table-cell office:value-type="float" office:value="5.1375" calcext:value-type="float">
            <text:p>5.1375</text:p>
          </table:table-cell>
          <table:table-cell office:value-type="float" office:value="0.789776451959" calcext:value-type="float">
            <text:p>0.789776452</text:p>
          </table:table-cell>
          <table:table-cell office:value-type="float" office:value="0.0051375" calcext:value-type="float">
            <text:p>0.0051375</text:p>
          </table:table-cell>
          <table:table-cell office:value-type="float" office:value="1.43414025145" calcext:value-type="float">
            <text:p>1.4341402515</text:p>
          </table:table-cell>
          <table:table-cell office:value-type="float" office:value="5.065" calcext:value-type="float">
            <text:p>5.065</text:p>
          </table:table-cell>
          <table:table-cell office:value-type="float" office:value="5.60583111413" calcext:value-type="float">
            <text:p>5.6058311141</text:p>
          </table:table-cell>
          <table:table-cell/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945" calcext:value-type="float">
            <text:p>1945</text:p>
          </table:table-cell>
          <table:table-cell table:style-name="ce1" office:value-type="float" office:value="6415.98307226" calcext:value-type="float">
            <text:p>6415.98307226</text:p>
          </table:table-cell>
          <table:table-cell office:value-type="float" office:value="5834.9" calcext:value-type="float">
            <text:p>5834.9</text:p>
          </table:table-cell>
          <table:table-cell table:style-name="ce1" office:value-type="float" office:value="10563.9176026" calcext:value-type="float">
            <text:p>10563.9176026</text:p>
          </table:table-cell>
          <table:table-cell office:value-type="float" office:value="11897" calcext:value-type="float">
            <text:p>11897</text:p>
          </table:table-cell>
          <table:table-cell table:style-name="ce1" office:value-type="float" office:value="10812.6673626" calcext:value-type="float">
            <text:p>10812.6673626</text:p>
          </table:table-cell>
          <table:table-cell/>
          <table:table-cell office:value-type="float" office:value="2.88333333333" calcext:value-type="float">
            <text:p>2.8833333333</text:p>
          </table:table-cell>
        </table:table-row>
        <table:table-row table:style-name="ro1">
          <table:table-cell office:value-type="string" calcext:value-type="string">
            <text:p>queue size</text:p>
          </table:table-cell>
          <table:table-cell office:value-type="float" office:value="9.99238" calcext:value-type="float">
            <text:p>9.99238</text:p>
          </table:table-cell>
          <table:table-cell table:style-name="ce1" office:value-type="float" office:value="2.83186688063" calcext:value-type="float">
            <text:p>2.8318668806</text:p>
          </table:table-cell>
          <table:table-cell office:value-type="float" office:value="29.97678" calcext:value-type="float">
            <text:p>29.97678</text:p>
          </table:table-cell>
          <table:table-cell table:style-name="ce1" office:value-type="float" office:value="6.66591982063" calcext:value-type="float">
            <text:p>6.6659198206</text:p>
          </table:table-cell>
          <table:table-cell office:value-type="float" office:value="60.15754" calcext:value-type="float">
            <text:p>60.15754</text:p>
          </table:table-cell>
          <table:table-cell table:style-name="ce1" office:value-type="float" office:value="17.6299767939" calcext:value-type="float">
            <text:p>17.6299767939</text:p>
          </table:table-cell>
          <table:table-cell/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float" office:value="0.15613" calcext:value-type="float">
            <text:p>0.15613</text:p>
          </table:table-cell>
          <table:table-cell table:style-name="ce1"/>
          <table:table-cell office:value-type="float" office:value="0.46839" calcext:value-type="float">
            <text:p>0.46839</text:p>
          </table:table-cell>
          <table:table-cell table:style-name="ce1"/>
          <table:table-cell office:value-type="float" office:value="0.95501" calcext:value-type="float">
            <text:p>0.9550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32 workers, 1 middleware, 1 client machine, read-only</text:p>
          </table:table-cell>
          <table:table-cell table:style-name="ce6" table:number-columns-repeated="8"/>
        </table:table-row>
        <table:table-row table:style-name="ro1">
          <table:table-cell table:style-name="ce3"/>
          <table:table-cell table:style-name="ce4" office:value-type="string" calcext:value-type="string" table:number-columns-spanned="2" table:number-rows-spanned="1">
            <text:p>10 client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30 client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84 clients</text:p>
          </table:table-cell>
          <table:covered-table-cell table:style-name="ce4"/>
          <table:table-cell table:style-name="ce6" table:number-columns-repeated="2"/>
        </table:table-row>
        <table:table-row table:style-name="ro1">
          <table:table-cell table:style-name="ce3"/>
          <table:table-cell table:style-name="ce4" office:value-type="string" calcext:value-type="string">
            <text:p>predicted</text:p>
          </table:table-cell>
          <table:table-cell table:style-name="ce4" office:value-type="string" calcext:value-type="string">
            <text:p>measured</text:p>
          </table:table-cell>
          <table:table-cell table:style-name="ce4" office:value-type="string" calcext:value-type="string">
            <text:p>predicted</text:p>
          </table:table-cell>
          <table:table-cell table:style-name="ce4" office:value-type="string" calcext:value-type="string">
            <text:p>measured</text:p>
          </table:table-cell>
          <table:table-cell table:style-name="ce4" office:value-type="string" calcext:value-type="string">
            <text:p>predicted</text:p>
          </table:table-cell>
          <table:table-cell table:style-name="ce4" office:value-type="string" calcext:value-type="string">
            <text:p>measured</text:p>
          </table:table-cell>
          <table:table-cell table:style-name="ce6" table:number-columns-repeated="2"/>
        </table:table-row>
        <table:table-row table:style-name="ro1">
          <table:table-cell table:style-name="ce4" office:value-type="string" calcext:value-type="string">
            <text:p>response time</text:p>
          </table:table-cell>
          <table:table-cell table:style-name="ce3" office:value-type="float" office:value="2.77" calcext:value-type="float">
            <text:p>2.77</text:p>
          </table:table-cell>
          <table:table-cell table:style-name="ce6" office:value-type="float" office:value="0.847135868171" calcext:value-type="float">
            <text:p>0.8471358682</text:p>
          </table:table-cell>
          <table:table-cell table:style-name="ce3" office:value-type="float" office:value="2.7705" calcext:value-type="float">
            <text:p>2.7705</text:p>
          </table:table-cell>
          <table:table-cell table:style-name="ce6" office:value-type="float" office:value="1.43582675562" calcext:value-type="float">
            <text:p>1.4358267556</text:p>
          </table:table-cell>
          <table:table-cell table:style-name="ce3" office:value-type="float" office:value="3.0382" calcext:value-type="float">
            <text:p>3.0382</text:p>
          </table:table-cell>
          <table:table-cell table:style-name="ce6" office:value-type="float" office:value="5.77494981289" calcext:value-type="float">
            <text:p>5.7749498129</text:p>
          </table:table-cell>
          <table:table-cell table:style-name="ce6"/>
          <table:table-cell table:style-name="ce6" office:value-type="float" office:value="1.72666666667" calcext:value-type="float">
            <text:p>1.7266666667</text:p>
          </table:table-cell>
        </table:table-row>
        <table:table-row table:style-name="ro1">
          <table:table-cell table:style-name="ce4" office:value-type="string" calcext:value-type="string">
            <text:p>throughput</text:p>
          </table:table-cell>
          <table:table-cell table:style-name="ce3" office:value-type="float" office:value="3604.3" calcext:value-type="float">
            <text:p>3604.3</text:p>
          </table:table-cell>
          <table:table-cell table:style-name="ce6" office:value-type="float" office:value="6050.77611169" calcext:value-type="float">
            <text:p>6050.77611169</text:p>
          </table:table-cell>
          <table:table-cell table:style-name="ce3" office:value-type="float" office:value="10812" calcext:value-type="float">
            <text:p>10812</text:p>
          </table:table-cell>
          <table:table-cell table:style-name="ce6" office:value-type="float" office:value="10330.2486106" calcext:value-type="float">
            <text:p>10330.2486106</text:p>
          </table:table-cell>
          <table:table-cell table:style-name="ce3" office:value-type="float" office:value="10991" calcext:value-type="float">
            <text:p>10991</text:p>
          </table:table-cell>
          <table:table-cell table:style-name="ce6" office:value-type="float" office:value="10565.1045985" calcext:value-type="float">
            <text:p>10565.1045985</text:p>
          </table:table-cell>
          <table:table-cell table:style-name="ce6"/>
          <table:table-cell table:style-name="ce6" office:value-type="float" office:value="2.93" calcext:value-type="float">
            <text:p>2.93</text:p>
          </table:table-cell>
        </table:table-row>
        <table:table-row table:style-name="ro1">
          <table:table-cell table:style-name="ce4" office:value-type="string" calcext:value-type="string">
            <text:p>queue size</text:p>
          </table:table-cell>
          <table:table-cell table:style-name="ce3" office:value-type="float" office:value="9.98556" calcext:value-type="float">
            <text:p>9.98556</text:p>
          </table:table-cell>
          <table:table-cell table:style-name="ce6" office:value-type="float" office:value="2.75915603663" calcext:value-type="float">
            <text:p>2.7591560366</text:p>
          </table:table-cell>
          <table:table-cell table:style-name="ce3" office:value-type="float" office:value="29.95538" calcext:value-type="float">
            <text:p>29.95538</text:p>
          </table:table-cell>
          <table:table-cell table:style-name="ce6" office:value-type="float" office:value="6.50934559394" calcext:value-type="float">
            <text:p>6.5093455939</text:p>
          </table:table-cell>
          <table:table-cell table:style-name="ce3" office:value-type="float" office:value="33.39416" calcext:value-type="float">
            <text:p>33.39416</text:p>
          </table:table-cell>
          <table:table-cell table:style-name="ce6" office:value-type="float" office:value="21.6588188727" calcext:value-type="float">
            <text:p>21.6588188727</text:p>
          </table:table-cell>
          <table:table-cell table:style-name="ce6"/>
          <table:table-cell table:style-name="ce6" office:value-type="float" office:value="8.09" calcext:value-type="float">
            <text:p>8.09</text:p>
          </table:table-cell>
        </table:table-row>
        <table:table-row table:style-name="ro1">
          <table:table-cell table:style-name="ce4" office:value-type="string" calcext:value-type="string">
            <text:p>utilization</text:p>
          </table:table-cell>
          <table:table-cell table:style-name="ce3" office:value-type="float" office:value="0.15602" calcext:value-type="float">
            <text:p>0.15602</text:p>
          </table:table-cell>
          <table:table-cell table:style-name="ce3"/>
          <table:table-cell table:style-name="ce3" office:value-type="float" office:value="0.93611" calcext:value-type="float">
            <text:p>0.93611</text:p>
          </table:table-cell>
          <table:table-cell table:style-name="ce3"/>
          <table:table-cell table:style-name="ce3" office:value-type="float" office:value="0.9516" calcext:value-type="float">
            <text:p>0.9516</text:p>
          </table:table-cell>
          <table:table-cell table:style-name="ce3"/>
          <table:table-cell table:style-name="ce6" table:number-columns-repeated="2"/>
        </table:table-row>
        <table:table-row table:style-name="ro1">
          <table:table-cell table:style-name="ce5" office:value-type="string" calcext:value-type="string">
            <text:p>utilization nt</text:p>
          </table:table-cell>
          <table:table-cell table:style-name="ce3" office:value-type="float" office:value="0.01426" calcext:value-type="float">
            <text:p>0.01426</text:p>
          </table:table-cell>
          <table:table-cell table:style-name="ce3"/>
          <table:table-cell table:style-name="ce3" office:value-type="float" office:value="0.04277" calcext:value-type="float">
            <text:p>0.04277</text:p>
          </table:table-cell>
          <table:table-cell table:style-name="ce3"/>
          <table:table-cell table:style-name="ce3" office:value-type="float" office:value="0.04348" calcext:value-type="float">
            <text:p>0.04348</text:p>
          </table:table-cell>
          <table:table-cell table:style-name="ce3"/>
          <table:table-cell table:style-name="ce6" table:number-columns-repeated="2"/>
        </table:table-row>
        <table:table-row table:style-name="ro1">
          <table:table-cell table:style-name="ce6" table:number-columns-repeated="9"/>
        </table:table-row>
        <table:table-row table:style-name="ro1">
          <table:table-cell table:style-name="ce3" office:value-type="string" calcext:value-type="string">
            <text:p>8 workers, 1 middleware, 1 client machine, read-only</text:p>
          </table:table-cell>
          <table:table-cell table:style-name="ce6" table:number-columns-repeated="8"/>
        </table:table-row>
        <table:table-row table:style-name="ro1">
          <table:table-cell table:style-name="ce3"/>
          <table:table-cell table:style-name="ce4" office:value-type="string" calcext:value-type="string" table:number-columns-spanned="2" table:number-rows-spanned="1">
            <text:p>10 client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30 client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84 clients</text:p>
          </table:table-cell>
          <table:covered-table-cell table:style-name="ce4"/>
          <table:table-cell table:style-name="ce6" table:number-columns-repeated="2"/>
        </table:table-row>
        <table:table-row table:style-name="ro1">
          <table:table-cell table:style-name="ce3"/>
          <table:table-cell table:style-name="ce4" office:value-type="string" calcext:value-type="string">
            <text:p>predicted</text:p>
          </table:table-cell>
          <table:table-cell table:style-name="ce4" office:value-type="string" calcext:value-type="string">
            <text:p>measured</text:p>
          </table:table-cell>
          <table:table-cell table:style-name="ce4" office:value-type="string" calcext:value-type="string">
            <text:p>predicted</text:p>
          </table:table-cell>
          <table:table-cell table:style-name="ce4" office:value-type="string" calcext:value-type="string">
            <text:p>measured</text:p>
          </table:table-cell>
          <table:table-cell table:style-name="ce4" office:value-type="string" calcext:value-type="string">
            <text:p>predicted</text:p>
          </table:table-cell>
          <table:table-cell table:style-name="ce4" office:value-type="string" calcext:value-type="string">
            <text:p>measured</text:p>
          </table:table-cell>
          <table:table-cell table:style-name="ce6" table:number-columns-repeated="2"/>
        </table:table-row>
        <table:table-row table:style-name="ro1">
          <table:table-cell table:style-name="ce4" office:value-type="string" calcext:value-type="string">
            <text:p>response time</text:p>
          </table:table-cell>
          <table:table-cell table:style-name="ce3" office:value-type="float" office:value="0.901" calcext:value-type="float">
            <text:p>0.901</text:p>
          </table:table-cell>
          <table:table-cell table:style-name="ce6" office:value-type="float" office:value="1.0277270491" calcext:value-type="float">
            <text:p>1.0277270491</text:p>
          </table:table-cell>
          <table:table-cell table:style-name="ce3" office:value-type="float" office:value="2.1699" calcext:value-type="float">
            <text:p>2.1699</text:p>
          </table:table-cell>
          <table:table-cell table:style-name="ce6" office:value-type="float" office:value="2.60450598545" calcext:value-type="float">
            <text:p>2.6045059855</text:p>
          </table:table-cell>
          <table:table-cell table:style-name="ce3" office:value-type="float" office:value="5.4946" calcext:value-type="float">
            <text:p>5.4946</text:p>
          </table:table-cell>
          <table:table-cell table:style-name="ce6" office:value-type="float" office:value="8.48866632278" calcext:value-type="float">
            <text:p>8.4886663228</text:p>
          </table:table-cell>
          <table:table-cell table:style-name="ce6"/>
          <table:table-cell table:style-name="ce6" office:value-type="float" office:value="1.95666666667" calcext:value-type="float">
            <text:p>1.9566666667</text:p>
          </table:table-cell>
        </table:table-row>
        <table:table-row table:style-name="ro1">
          <table:table-cell table:style-name="ce4" office:value-type="string" calcext:value-type="string">
            <text:p>throughput</text:p>
          </table:table-cell>
          <table:table-cell table:style-name="ce3" office:value-type="float" office:value="5249" calcext:value-type="float">
            <text:p>5249</text:p>
          </table:table-cell>
          <table:table-cell table:style-name="ce6" office:value-type="float" office:value="5106.61114849" calcext:value-type="float">
            <text:p>5106.61114849</text:p>
          </table:table-cell>
          <table:table-cell table:style-name="ce3" office:value-type="float" office:value="8891.8" calcext:value-type="float">
            <text:p>8891.8</text:p>
          </table:table-cell>
          <table:table-cell table:style-name="ce6" office:value-type="float" office:value="8194.37967863" calcext:value-type="float">
            <text:p>8194.37967863</text:p>
          </table:table-cell>
          <table:table-cell table:style-name="ce3" office:value-type="float" office:value="9439.7" calcext:value-type="float">
            <text:p>9439.7</text:p>
          </table:table-cell>
          <table:table-cell table:style-name="ce6" office:value-type="float" office:value="8299.94477539" calcext:value-type="float">
            <text:p>8299.94477539</text:p>
          </table:table-cell>
          <table:table-cell table:style-name="ce6"/>
          <table:table-cell table:style-name="ce6" office:value-type="float" office:value="3.80666666667" calcext:value-type="float">
            <text:p>3.8066666667</text:p>
          </table:table-cell>
        </table:table-row>
        <table:table-row table:style-name="ro1">
          <table:table-cell table:style-name="ce4" office:value-type="string" calcext:value-type="string">
            <text:p>queue size</text:p>
          </table:table-cell>
          <table:table-cell table:style-name="ce3" office:value-type="float" office:value="4.73051" calcext:value-type="float">
            <text:p>4.73051</text:p>
          </table:table-cell>
          <table:table-cell table:style-name="ce6" office:value-type="float" office:value="2.01668665941" calcext:value-type="float">
            <text:p>2.0166866594</text:p>
          </table:table-cell>
          <table:table-cell table:style-name="ce3" office:value-type="float" office:value="19.29453" calcext:value-type="float">
            <text:p>19.29453</text:p>
          </table:table-cell>
          <table:table-cell table:style-name="ce6" office:value-type="float" office:value="13.290410197" calcext:value-type="float">
            <text:p>13.290410197</text:p>
          </table:table-cell>
          <table:table-cell table:style-name="ce3" office:value-type="float" office:value="51.8676" calcext:value-type="float">
            <text:p>51.8676</text:p>
          </table:table-cell>
          <table:table-cell table:style-name="ce6" office:value-type="float" office:value="64.4267978731" calcext:value-type="float">
            <text:p>64.4267978731</text:p>
          </table:table-cell>
          <table:table-cell table:style-name="ce6"/>
          <table:table-cell table:style-name="ce6" office:value-type="float" office:value="10.1833333333" calcext:value-type="float">
            <text:p>10.1833333333</text:p>
          </table:table-cell>
        </table:table-row>
        <table:table-row table:style-name="ro1">
          <table:table-cell table:style-name="ce4" office:value-type="string" calcext:value-type="string">
            <text:p>utilization</text:p>
          </table:table-cell>
          <table:table-cell table:style-name="ce3" office:value-type="float" office:value="0.59025" calcext:value-type="float">
            <text:p>0.59025</text:p>
          </table:table-cell>
          <table:table-cell table:style-name="ce3"/>
          <table:table-cell table:style-name="ce3" office:value-type="float" office:value="0.99988" calcext:value-type="float">
            <text:p>0.99988</text:p>
          </table:table-cell>
          <table:table-cell table:style-name="ce3"/>
          <table:table-cell table:style-name="ce3" office:value-type="float" office:value="0.03589" calcext:value-type="float">
            <text:p>0.03589</text:p>
          </table:table-cell>
          <table:table-cell table:style-name="ce3"/>
          <table:table-cell table:style-name="ce6" table:number-columns-repeated="2"/>
        </table:table-row>
        <table:table-row table:style-name="ro1">
          <table:table-cell table:style-name="ce5" office:value-type="string" calcext:value-type="string">
            <text:p>utilization nt</text:p>
          </table:table-cell>
          <table:table-cell table:style-name="ce3" office:value-type="float" office:value="0.02011" calcext:value-type="float">
            <text:p>0.02011</text:p>
          </table:table-cell>
          <table:table-cell table:style-name="ce3"/>
          <table:table-cell table:style-name="ce3" office:value-type="float" office:value="0.03406" calcext:value-type="float">
            <text:p>0.03406</text:p>
          </table:table-cell>
          <table:table-cell table:style-name="ce3"/>
          <table:table-cell table:style-name="ce3" office:value-type="float" office:value="1.05352" calcext:value-type="float">
            <text:p>1.05352</text:p>
          </table:table-cell>
          <table:table-cell table:style-name="ce3"/>
          <table:table-cell table:style-name="ce6" table:number-columns-repeated="2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32 workers, 2 middlewares, 2 client machines, write-only</text:p>
          </table:table-cell>
          <table:table-cell table:style-name="ce2" table:number-columns-repeated="6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60 cli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68 clients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56 client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time</text:p>
          </table:table-cell>
          <table:table-cell office:value-type="float" office:value="3.6845" calcext:value-type="float">
            <text:p>3.6845</text:p>
          </table:table-cell>
          <table:table-cell office:value-type="float" office:value="2.65741736873" calcext:value-type="float">
            <text:p>2.6574173687</text:p>
          </table:table-cell>
          <table:table-cell office:value-type="float" office:value="1.23" calcext:value-type="float">
            <text:p>1.23</text:p>
          </table:table-cell>
          <table:table-cell office:value-type="float" office:value="6.83538744257" calcext:value-type="float">
            <text:p>6.8353874426</text:p>
          </table:table-cell>
          <table:table-cell table:style-name="ce7"/>
          <table:table-cell office:value-type="float" office:value="11.2909751175" calcext:value-type="float">
            <text:p>11.2909751175</text:p>
          </table:table-cell>
          <table:table-cell/>
          <table:table-cell office:value-type="float" office:value="5.43166666667" calcext:value-type="float">
            <text:p>5.4316666667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office:value-type="float" office:value="11766" calcext:value-type="float">
            <text:p>11766</text:p>
          </table:table-cell>
          <table:table-cell office:value-type="float" office:value="11778.9248343" calcext:value-type="float">
            <text:p>11778.9248343</text:p>
          </table:table-cell>
          <table:table-cell office:value-type="float" office:value="15155" calcext:value-type="float">
            <text:p>15155</text:p>
          </table:table-cell>
          <table:table-cell office:value-type="float" office:value="15437.5650251" calcext:value-type="float">
            <text:p>15437.5650251</text:p>
          </table:table-cell>
          <table:table-cell table:style-name="ce7"/>
          <table:table-cell office:value-type="float" office:value="15306.600577" calcext:value-type="float">
            <text:p>15306.600577</text:p>
          </table:table-cell>
          <table:table-cell/>
          <table:table-cell office:value-type="float" office:value="11.3408333333" calcext:value-type="float">
            <text:p>11.3408333333</text:p>
          </table:table-cell>
        </table:table-row>
        <table:table-row table:style-name="ro1">
          <table:table-cell office:value-type="string" calcext:value-type="string">
            <text:p>queue size</text:p>
          </table:table-cell>
          <table:table-cell office:value-type="float" office:value="21.67563" calcext:value-type="float">
            <text:p>21.67563</text:p>
          </table:table-cell>
          <table:table-cell office:value-type="float" office:value="2.40646077188" calcext:value-type="float">
            <text:p>2.4064607719</text:p>
          </table:table-cell>
          <table:table-cell office:value-type="float" office:value="9.32208" calcext:value-type="float">
            <text:p>9.32208</text:p>
          </table:table-cell>
          <table:table-cell office:value-type="float" office:value="22.1111224202" calcext:value-type="float">
            <text:p>22.1111224202</text:p>
          </table:table-cell>
          <table:table-cell table:style-name="ce7"/>
          <table:table-cell office:value-type="float" office:value="59.8627099326" calcext:value-type="float">
            <text:p>59.8627099326</text:p>
          </table:table-cell>
          <table:table-cell/>
          <table:table-cell office:value-type="float" office:value="17.1616666667" calcext:value-type="float">
            <text:p>17.1616666667</text:p>
          </table:table-cell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float" office:value="0.67723" calcext:value-type="float">
            <text:p>0.67723</text:p>
          </table:table-cell>
          <table:table-cell table:style-name="ce1"/>
          <table:table-cell office:value-type="float" office:value="0.87232" calcext:value-type="float">
            <text:p>0.87232</text:p>
          </table:table-cell>
          <table:table-cell table:style-name="ce1"/>
          <table:table-cell table:style-name="ce7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utilization nt</text:p>
          </table:table-cell>
          <table:table-cell office:value-type="float" office:value="0.08116" calcext:value-type="float">
            <text:p>0.08116</text:p>
          </table:table-cell>
          <table:table-cell table:style-name="ce1"/>
          <table:table-cell office:value-type="float" office:value="0.10454" calcext:value-type="float">
            <text:p>0.10454</text:p>
          </table:table-cell>
          <table:table-cell table:style-name="ce1"/>
          <table:table-cell table:style-name="ce7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8 workers, 2 middlewares, 2 client machines, write-only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60 client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168 clients 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256 client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style-name="ce2" office:value-type="string" calcext:value-type="string">
            <text:p>predicted</text:p>
          </table:table-cell>
          <table:table-cell table:style-name="ce2" office:value-type="string" calcext:value-type="string">
            <text:p>measu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se time</text:p>
          </table:table-cell>
          <table:table-cell office:value-type="float" office:value="6.0287" calcext:value-type="float">
            <text:p>6.0287</text:p>
          </table:table-cell>
          <table:table-cell office:value-type="float" office:value="6.36561822285" calcext:value-type="float">
            <text:p>6.3656182229</text:p>
          </table:table-cell>
          <table:table-cell office:value-type="float" office:value="4.4069" calcext:value-type="float">
            <text:p>4.4069</text:p>
          </table:table-cell>
          <table:table-cell office:value-type="float" office:value="20.5059255775" calcext:value-type="float">
            <text:p>20.5059255775</text:p>
          </table:table-cell>
          <table:table-cell table:style-name="ce7"/>
          <table:table-cell office:value-type="float" office:value="32.9034166251" calcext:value-type="float">
            <text:p>32.9034166251</text:p>
          </table:table-cell>
          <table:table-cell/>
          <table:table-cell office:value-type="float" office:value="8.33166666667" calcext:value-type="float">
            <text:p>8.3316666667</text:p>
          </table:table-cell>
        </table:table-row>
        <table:table-row table:style-name="ro1">
          <table:table-cell office:value-type="string" calcext:value-type="string">
            <text:p>throughput</text:p>
          </table:table-cell>
          <table:table-cell table:style-name="Default" office:value-type="float" office:value="7461.9" calcext:value-type="float">
            <text:p>7461.9</text:p>
          </table:table-cell>
          <table:table-cell office:value-type="float" office:value="7156.46476696" calcext:value-type="float">
            <text:p>7156.46476696</text:p>
          </table:table-cell>
          <table:table-cell office:value-type="float" office:value="7173.6" calcext:value-type="float">
            <text:p>7173.6</text:p>
          </table:table-cell>
          <table:table-cell office:value-type="float" office:value="7178.47389537" calcext:value-type="float">
            <text:p>7178.47389537</text:p>
          </table:table-cell>
          <table:table-cell table:style-name="ce7"/>
          <table:table-cell office:value-type="float" office:value="7023.6210027" calcext:value-type="float">
            <text:p>7023.6210027</text:p>
          </table:table-cell>
          <table:table-cell/>
          <table:table-cell office:value-type="float" office:value="23.075" calcext:value-type="float">
            <text:p>23.075</text:p>
          </table:table-cell>
        </table:table-row>
        <table:table-row table:style-name="ro1">
          <table:table-cell office:value-type="string" calcext:value-type="string">
            <text:p>queue size</text:p>
          </table:table-cell>
          <table:table-cell office:value-type="float" office:value="22.49265" calcext:value-type="float">
            <text:p>22.49265</text:p>
          </table:table-cell>
          <table:table-cell office:value-type="float" office:value="13.8670982722" calcext:value-type="float">
            <text:p>13.8670982722</text:p>
          </table:table-cell>
          <table:table-cell office:value-type="float" office:value="15.80668" calcext:value-type="float">
            <text:p>15.80668</text:p>
          </table:table-cell>
          <table:table-cell office:value-type="float" office:value="67.6947818049" calcext:value-type="float">
            <text:p>67.6947818049</text:p>
          </table:table-cell>
          <table:table-cell table:style-name="ce7"/>
          <table:table-cell office:value-type="float" office:value="111.515641736" calcext:value-type="float">
            <text:p>111.515641736</text:p>
          </table:table-cell>
          <table:table-cell/>
          <table:table-cell office:value-type="float" office:value="35.7708333333" calcext:value-type="float">
            <text:p>35.7708333333</text:p>
          </table:table-cell>
        </table:table-row>
        <table:table-row table:style-name="ro1">
          <table:table-cell office:value-type="string" calcext:value-type="string">
            <text:p>utilization</text:p>
          </table:table-cell>
          <table:table-cell office:value-type="float" office:value="0.9347" calcext:value-type="float">
            <text:p>0.9347</text:p>
          </table:table-cell>
          <table:table-cell table:style-name="ce1"/>
          <table:table-cell office:value-type="float" office:value="0.97226" calcext:value-type="float">
            <text:p>0.97226</text:p>
          </table:table-cell>
          <table:table-cell table:style-name="ce1"/>
          <table:table-cell table:style-name="ce7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utilization nt</text:p>
          </table:table-cell>
          <table:table-cell office:value-type="float" office:value="0.04183" calcext:value-type="float">
            <text:p>0.04183</text:p>
          </table:table-cell>
          <table:table-cell table:style-name="ce1"/>
          <table:table-cell office:value-type="float" office:value="0.04351" calcext:value-type="float">
            <text:p>0.04351</text:p>
          </table:table-cell>
          <table:table-cell table:style-name="ce1"/>
          <table:table-cell table:style-name="ce7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9:01:29.050192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3:55:10.842435524</meta:creation-date>
    <meta:generator>LibreOffice/5.1.6.2$Linux_X86_64 LibreOffice_project/10m0$Build-2</meta:generator>
    <dc:date>2017-12-18T02:55:44.116002786</dc:date>
    <meta:editing-duration>PT12H48M38S</meta:editing-duration>
    <meta:editing-cycles>129</meta:editing-cycles>
    <meta:document-statistic meta:table-count="1" meta:cell-count="265" meta:object-count="0"/>
  </office:meta>
</office:document-meta>
</file>